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Footnote">
      <style:text-properties style:font-name="Liberation Sans" officeooo:paragraph-rsid="10294eb4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e2a40f4"/>
    </style:style>
    <style:style style:name="P41" style:family="paragraph" style:parent-style-name="Footnote">
      <style:text-properties officeooo:rsid="043ccc66" officeooo:paragraph-rsid="0f40045a"/>
    </style:style>
    <style:style style:name="P42" style:family="paragraph" style:parent-style-name="Footnote">
      <style:text-properties officeooo:rsid="043ccc66" officeooo:paragraph-rsid="0f4dc0dc"/>
    </style:style>
    <style:style style:name="P43" style:family="paragraph" style:parent-style-name="Footnote">
      <style:text-properties officeooo:paragraph-rsid="0fce08f7"/>
    </style:style>
    <style:style style:name="P4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3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7d1d0"/>
    </style:style>
    <style:style style:name="P5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7" style:family="paragraph" style:parent-style-name="Standard">
      <style:text-properties officeooo:paragraph-rsid="0fbbd67b"/>
    </style:style>
    <style:style style:name="P5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9" style:family="paragraph" style:parent-style-name="Standard">
      <style:text-properties officeooo:paragraph-rsid="0fc0c632"/>
    </style:style>
    <style:style style:name="P60" style:family="paragraph" style:parent-style-name="Standard">
      <style:text-properties officeooo:paragraph-rsid="0fc21b80"/>
    </style:style>
    <style:style style:name="P61" style:family="paragraph" style:parent-style-name="Standard">
      <style:text-properties officeooo:rsid="0dde9a1c" officeooo:paragraph-rsid="0dde9a1c"/>
    </style:style>
    <style:style style:name="P62" style:family="paragraph" style:parent-style-name="Standard">
      <style:text-properties officeooo:rsid="0dde9a1c" officeooo:paragraph-rsid="0f4adb30"/>
    </style:style>
    <style:style style:name="P63" style:family="paragraph" style:parent-style-name="Standard">
      <style:text-properties officeooo:rsid="0dde9a1c" officeooo:paragraph-rsid="0fdb91b2"/>
    </style:style>
    <style:style style:name="P64" style:family="paragraph" style:parent-style-name="Standard">
      <style:text-properties officeooo:rsid="0dde9a1c" officeooo:paragraph-rsid="0fdc0816"/>
    </style:style>
    <style:style style:name="P6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6" style:family="paragraph" style:parent-style-name="Standard">
      <style:text-properties officeooo:paragraph-rsid="0fc35f88"/>
    </style:style>
    <style:style style:name="P67" style:family="paragraph" style:parent-style-name="Standard">
      <style:text-properties officeooo:paragraph-rsid="0fc8b815"/>
    </style:style>
    <style:style style:name="P68" style:family="paragraph" style:parent-style-name="Standard">
      <style:text-properties officeooo:paragraph-rsid="0fce858d"/>
    </style:style>
    <style:style style:name="P69" style:family="paragraph" style:parent-style-name="Standard">
      <style:text-properties officeooo:paragraph-rsid="0f4adb30"/>
    </style:style>
    <style:style style:name="P70" style:family="paragraph" style:parent-style-name="Standard">
      <style:text-properties officeooo:paragraph-rsid="0fd0b68a"/>
    </style:style>
    <style:style style:name="P71" style:family="paragraph" style:parent-style-name="Standard">
      <style:text-properties officeooo:paragraph-rsid="0fdc0816"/>
    </style:style>
    <style:style style:name="P72" style:family="paragraph" style:parent-style-name="Standard">
      <style:text-properties officeooo:paragraph-rsid="0fd655f2"/>
    </style:style>
    <style:style style:name="P73" style:family="paragraph" style:parent-style-name="Standard">
      <style:text-properties officeooo:paragraph-rsid="0ff397b4"/>
    </style:style>
    <style:style style:name="P74" style:family="paragraph" style:parent-style-name="Standard">
      <style:text-properties officeooo:paragraph-rsid="0ff3c339"/>
    </style:style>
    <style:style style:name="P75" style:family="paragraph" style:parent-style-name="Standard">
      <style:text-properties officeooo:paragraph-rsid="0ff658a1"/>
    </style:style>
    <style:style style:name="P76" style:family="paragraph" style:parent-style-name="Standard">
      <style:paragraph-properties fo:text-align="center" style:justify-single-word="false"/>
      <style:text-properties officeooo:paragraph-rsid="0cc50ec9"/>
    </style:style>
    <style:style style:name="P77" style:family="paragraph" style:parent-style-name="Standard">
      <style:paragraph-properties fo:text-align="center" style:justify-single-word="false"/>
      <style:text-properties officeooo:paragraph-rsid="0c8b5238"/>
    </style:style>
    <style:style style:name="P78" style:family="paragraph" style:parent-style-name="Standard">
      <style:paragraph-properties fo:text-align="center" style:justify-single-word="false"/>
      <style:text-properties officeooo:paragraph-rsid="0d1ec96e"/>
    </style:style>
    <style:style style:name="P79" style:family="paragraph" style:parent-style-name="Standard">
      <style:paragraph-properties fo:text-align="center" style:justify-single-word="false"/>
      <style:text-properties officeooo:paragraph-rsid="0e03342d"/>
    </style:style>
    <style:style style:name="P80" style:family="paragraph" style:parent-style-name="Standard">
      <style:paragraph-properties fo:text-align="center" style:justify-single-word="false"/>
      <style:text-properties officeooo:paragraph-rsid="0d8c21b9"/>
    </style:style>
    <style:style style:name="P81" style:family="paragraph" style:parent-style-name="Standard">
      <style:paragraph-properties fo:text-align="center" style:justify-single-word="false"/>
      <style:text-properties officeooo:paragraph-rsid="0cc5fe5b"/>
    </style:style>
    <style:style style:name="P82" style:family="paragraph" style:parent-style-name="Standard">
      <style:paragraph-properties fo:text-align="center" style:justify-single-word="false"/>
      <style:text-properties officeooo:paragraph-rsid="0e38fc62"/>
    </style:style>
    <style:style style:name="P83" style:family="paragraph" style:parent-style-name="Standard">
      <style:paragraph-properties fo:text-align="center" style:justify-single-word="false"/>
      <style:text-properties officeooo:paragraph-rsid="0e82f1b0"/>
    </style:style>
    <style:style style:name="P84" style:family="paragraph" style:parent-style-name="Standard">
      <style:paragraph-properties fo:text-align="center" style:justify-single-word="false"/>
      <style:text-properties officeooo:paragraph-rsid="1032d702"/>
    </style:style>
    <style:style style:name="P85" style:family="paragraph" style:parent-style-name="Standard">
      <style:paragraph-properties fo:text-align="center" style:justify-single-word="false"/>
      <style:text-properties officeooo:paragraph-rsid="0fd58c4e"/>
    </style:style>
    <style:style style:name="P86" style:family="paragraph" style:parent-style-name="Standard">
      <style:paragraph-properties fo:text-align="center" style:justify-single-word="false"/>
      <style:text-properties officeooo:paragraph-rsid="0e0bda5c"/>
    </style:style>
    <style:style style:name="P87" style:family="paragraph" style:parent-style-name="Standard">
      <style:paragraph-properties fo:text-align="center" style:justify-single-word="false"/>
      <style:text-properties officeooo:paragraph-rsid="10178c94"/>
    </style:style>
    <style:style style:name="P88" style:family="paragraph" style:parent-style-name="Standard">
      <style:paragraph-properties fo:text-align="center" style:justify-single-word="false"/>
      <style:text-properties officeooo:paragraph-rsid="1035cc54"/>
    </style:style>
    <style:style style:name="P89" style:family="paragraph" style:parent-style-name="Standard">
      <style:text-properties officeooo:paragraph-rsid="1018685d"/>
    </style:style>
    <style:style style:name="P90" style:family="paragraph" style:parent-style-name="Footnote">
      <style:text-properties officeooo:paragraph-rsid="10324795"/>
    </style:style>
    <style:style style:name="P91" style:family="paragraph" style:parent-style-name="Standard">
      <style:text-properties officeooo:rsid="1035cc54" officeooo:paragraph-rsid="1035cc54"/>
    </style:style>
    <style:style style:name="P92" style:family="paragraph" style:parent-style-name="Footnote">
      <style:text-properties officeooo:paragraph-rsid="0faa1a72" fo:background-color="transparent"/>
    </style:style>
    <style:style style:name="P93" style:family="paragraph" style:parent-style-name="Standard">
      <style:text-properties officeooo:paragraph-rsid="10435a16"/>
    </style:style>
    <style:style style:name="P94" style:family="paragraph" style:parent-style-name="Standard">
      <style:text-properties officeooo:paragraph-rsid="1047d1d0"/>
    </style:style>
    <style:style style:name="P95" style:family="paragraph" style:parent-style-name="Standard">
      <style:text-properties officeooo:rsid="10048e31" officeooo:paragraph-rsid="104e2670"/>
    </style:style>
    <style:style style:name="P96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97" style:family="paragraph" style:parent-style-name="Standard" style:list-style-name="L1">
      <style:paragraph-properties fo:break-before="page"/>
      <style:text-properties officeooo:paragraph-rsid="0fd655f2"/>
    </style:style>
    <style:style style:name="P98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ff397b4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7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4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75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76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9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9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0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9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0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0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0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weight="normal" officeooo:rsid="10493a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10493a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fo:font-size="10pt" style:font-size-asian="10pt" style:font-size-complex="10pt"/>
    </style:style>
    <style:style style:name="T23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42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43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50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51" style:family="text">
      <style:text-properties style:text-line-through-style="none" style:text-line-through-type="none" style:font-name="Liberation Sans" style:text-underline-style="none" officeooo:rsid="0673d7fc"/>
    </style:style>
    <style:style style:name="T252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53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54" style:family="text">
      <style:text-properties style:text-line-through-style="none" style:text-line-through-type="none" style:font-name="Liberation Sans" style:text-underline-style="none" officeooo:rsid="0b0f3a36"/>
    </style:style>
    <style:style style:name="T255" style:family="text">
      <style:text-properties fo:language="en" fo:country="GB"/>
    </style:style>
    <style:style style:name="T256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7" style:family="text">
      <style:text-properties fo:language="en" fo:country="GB" officeooo:rsid="0f28d107"/>
    </style:style>
    <style:style style:name="T258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size="8pt" style:font-size-asian="8pt" style:font-size-complex="8pt" loext:padding="0.049cm" loext:border="0.31pt solid #000000"/>
    </style:style>
    <style:style style:name="T260" style:family="text">
      <style:text-properties style:font-name="Liberation Mono" fo:font-size="11pt" style:font-size-asian="11pt" style:font-size-complex="11pt"/>
    </style:style>
    <style:style style:name="T261" style:family="text">
      <style:text-properties officeooo:rsid="102b859b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officeooo:rsid="1035cc54" style:font-weight-asian="bold" style:font-weight-complex="bold"/>
    </style:style>
    <style:style style:name="T264" style:family="text">
      <style:text-properties fo:font-weight="bold" officeooo:rsid="103b85c2" style:font-weight-asian="bold" style:font-weight-complex="bold"/>
    </style:style>
    <style:style style:name="T265" style:family="text">
      <style:text-properties officeooo:rsid="1035cc54"/>
    </style:style>
    <style:style style:name="T266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Desktop" text:name="Edition"/>
      </text:user-field-decls>
      <text:p text:style-name="P96"><text:span text:style-name="Strong_20_Emphasis"><text:span text:style-name="T155">Checklist for installing</text:span></text:span><text:span text:style-name="T191"> </text:span><text:span text:style-name="T191"><text:user-field-get text:name="Distro">Debian</text:user-field-get></text:span><text:span text:style-name="T192"><text:s/></text:span><text:span text:style-name="T192"><text:user-field-get text:name="Version">12 LTS</text:user-field-get></text:span><text:span text:style-name="T193"><text:note text:id="ftn1" text:note-class="footnote"><text:note-citation>1</text:note-citation><text:note-body><text:p text:style-name="P32"><text:span text:style-name="T179">L</text:span><text:span text:style-name="T180">TS stands for Long-Term Support, and this </text:span><text:span text:style-name="T187">June</text:span><text:span text:style-name="T181"> </text:span><text:span text:style-name="Strong_20_Emphasis"><text:span text:style-name="T102"><text:user-field-get text:name="Releaseyear">2023</text:user-field-get></text:span></text:span><text:span text:style-name="T183"><text:s/></text:span><text:span text:style-name="T188"><text:user-field-get text:name="Distro">Debian</text:user-field-get></text:span><text:span text:style-name="T189"><text:s/></text:span><text:span text:style-name="T189"><text:user-field-get text:name="Version">12 LTS</text:user-field-get></text:span><text:span text:style-name="T181"><text:s/></text:span><text:span text:style-name="T190"><text:user-field-get text:name="Edition">Desktop</text:user-field-get></text:span><text:span text:style-name="T181"><text:s/></text:span><text:span text:style-name="T182">(</text:span><text:span text:style-name="T180">codenamed</text:span><text:span text:style-name="T182"> </text:span><text:span text:style-name="T186">bookworm</text:span><text:span text:style-name="T182">) </text:span><text:span text:style-name="T180">will be </text:span><text:span text:style-name="T185">supported</text:span><text:span text:style-name="T180"> for five years until </text:span><text:span text:style-name="T187">June</text:span><text:span text:style-name="T181"> </text:span><text:span text:style-name="T179">202</text:span><text:span text:style-name="T187">8</text:span><text:span text:style-name="T184">.</text:span></text:p></text:note-body></text:note></text:span><text:span text:style-name="T194"><text:s/></text:span><text:span text:style-name="T194"><text:user-field-get text:name="Edition">Desktop</text:user-field-get></text:span><text:span text:style-name="T195">.</text:span></text:p>
      <text:p text:style-name="P51"/>
      <text:p text:style-name="P49"><text:span text:style-name="T17">Fill in the </text:span><text:span text:style-name="Strong_20_Emphasis"><text:span text:style-name="T242"><text:s/></text:span></text:span><text:span text:style-name="Strong_20_Emphasis"><text:span text:style-name="T243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54"><text:span text:style-name="Definition"><text:span text:style-name="T256">user</text:span></text:span><text:span text:style-name="T203"><text:tab/><text:tab/></text:span><text:span text:style-name="T202"> <text:tab/><text:tab/><text:tab/></text:span><text:span text:style-name="T204"><draw:control text:anchor-type="as-char" svg:y="-0.4cm" draw:z-index="11" draw:name="Gebruiker 2" draw:style-name="gr2" draw:text-style-name="P102" svg:width="6.4cm" svg:height="0.6cm" draw:control="control12"><svg:title>Gebruiker</svg:title><svg:desc>Volledige naam, bijv. Jan Stek</svg:desc></draw:control></text:span><text:span text:style-name="T204"><text:tab/></text:span><text:span text:style-name="T205">[</text:span><text:span text:style-name="T206">full </text:span><text:span text:style-name="T198">na</text:span><text:span text:style-name="T199">me,</text:span><text:span text:style-name="T198"> </text:span><text:span text:style-name="T199">e.g.</text:span><text:span text:style-name="T198"> </text:span><text:span text:style-name="T200">J</text:span><text:span text:style-name="T213">a</text:span><text:span text:style-name="T200">n </text:span><text:span text:style-name="T213">Jansen</text:span><text:span text:style-name="T214">]</text:span></text:p>
      <text:p text:style-name="P57"><text:span text:style-name="Definition"><text:span text:style-name="T197">USER</text:span></text:span><text:span text:style-name="Definition"><text:span text:style-name="T255">na</text:span></text:span><text:span text:style-name="Definition"><text:span text:style-name="T257">me</text:span></text:span><text:span text:style-name="T196"><text:tab/><text:tab/><text:tab/></text:span><text:span text:style-name="T196"><draw:control text:anchor-type="as-char" svg:y="-0.4cm" draw:z-index="12" draw:name="Gberuikersnaam 2" draw:style-name="gr2" draw:text-style-name="P102" svg:width="6.4cm" svg:height="0.6cm" draw:control="control13"><svg:title>Gebruikersnaam</svg:title><svg:desc>Korte naam, bijv. jan</svg:desc></draw:control></text:span><text:span text:style-name="T196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56">j</text:span><text:span text:style-name="T157">a</text:span><text:span text:style-name="T156">n</text:span><text:span text:style-name="T158">]</text:span></text:p>
      <text:p text:style-name="P52"><text:span text:style-name="Definition"><text:span text:style-name="T255">COMPUTERNA</text:span></text:span><text:span text:style-name="Definition"><text:span text:style-name="T257">me</text:span></text:span><text:span text:style-name="T215"><text:tab/></text:span><text:span text:style-name="T255"><draw:control text:anchor-type="as-char" svg:y="-0.4cm" draw:z-index="13" draw:name="Computernaam 1" draw:style-name="gr2" draw:text-style-name="P102" svg:width="6.4cm" svg:height="0.6cm" draw:control="control14"><svg:title>Computernaam</svg:title><svg:desc>Unieke naam van de computer</svg:desc></draw:control></text:span><text:span text:style-name="T255"><text:tab/></text:span><text:span text:style-name="T218">[</text:span><text:span text:style-name="T216">na</text:span><text:span text:style-name="T219">me of the</text:span><text:span text:style-name="T216"> compute</text:span><text:span text:style-name="T217">r, </text:span><text:span text:style-name="T219">e.g.</text:span><text:span text:style-name="T220"> </text:span><text:span text:style-name="T221">pc02</text:span><text:span text:style-name="T218">]</text:span></text:p>
      <text:p text:style-name="P55"><text:span text:style-name="Definition"><text:span text:style-name="T223">USER</text:span></text:span><text:span text:style-name="T222"><text:tab/><text:tab/></text:span><text:span text:style-name="T202"> <text:tab/><text:tab/><text:tab/></text:span><text:span text:style-name="T204"><draw:control text:anchor-type="as-char" svg:y="-0.4cm" draw:z-index="14" draw:name="Gebruiker 3" draw:style-name="gr2" draw:text-style-name="P102" svg:width="6.4cm" svg:height="0.6cm" draw:control="control15"><svg:title>Gebruiker</svg:title><svg:desc>Volledige naam, bijv. Jan Stek</svg:desc></draw:control></text:span><text:span text:style-name="T204"><text:tab/></text:span><text:span text:style-name="T205">[</text:span><text:span text:style-name="T207">full </text:span><text:span text:style-name="T208">na</text:span><text:span text:style-name="T209">me</text:span><text:span text:style-name="T208"> possibly </text:span><text:span text:style-name="T210">addit</text:span><text:span text:style-name="T212">i</text:span><text:span text:style-name="T210">onal </text:span><text:span text:style-name="T211">user</text:span><text:span text:style-name="T201">]</text:span></text:p>
      <text:p text:style-name="P94"><text:span text:style-name="Definition"><text:span text:style-name="T223">USERN</text:span></text:span><text:span text:style-name="Definition"><text:span text:style-name="T224">a</text:span></text:span><text:span text:style-name="Definition"><text:span text:style-name="T225">me</text:span></text:span><text:span text:style-name="Definition"><text:span text:style-name="T229"><text:tab/><text:tab/><text:tab/></text:span></text:span><text:span text:style-name="T196"><draw:control text:anchor-type="as-char" svg:y="-0.4cm" draw:z-index="15" draw:name="Gberuikersnaam 3" draw:style-name="gr2" draw:text-style-name="P102" svg:width="6.4cm" svg:height="0.6cm" draw:control="control16"><svg:title>Gebruikersnaam</svg:title><svg:desc>Korte naam, bijv. jan</svg:desc></draw:control></text:span><text:span text:style-name="T196"><text:tab/></text:span><text:span text:style-name="T227">[</text:span><text:span text:style-name="T228">user</text:span><text:span text:style-name="T226"> </text:span><text:span text:style-name="T231">na</text:span><text:span text:style-name="T232">me</text:span><text:span text:style-name="T231"> possibly </text:span><text:span text:style-name="T233">addit</text:span><text:span text:style-name="T235">i</text:span><text:span text:style-name="T233">onal </text:span><text:span text:style-name="T234">user</text:span><text:span text:style-name="T230">]</text:span></text:p>
      <text:p text:style-name="P52"><text:span text:style-name="T159">Replace the </text:span><text:span text:style-name="T171">underlined</text:span><text:span text:style-name="T159"> words in this checklist with those in the </text:span><text:span text:style-name="Strong_20_Emphasis"><text:span text:style-name="T33">te</text:span></text:span><text:span text:style-name="Strong_20_Emphasis"><text:span text:style-name="T51">x</text:span></text:span><text:span text:style-name="Strong_20_Emphasis"><text:span text:style-name="T33">t </text:span></text:span><text:span text:style-name="Strong_20_Emphasis"><text:span text:style-name="T51">box</text:span></text:span><text:span text:style-name="T159">.</text:span></text:p>
      <text:p text:style-name="P7"/>
      <text:p text:style-name="P7"/>
      <text:p text:style-name="P53"><text:span text:style-name="T167">Not yet on Linux?</text:span><text:span text:style-name="T160"><text:tab/></text:span><text:span text:style-name="T165"><text:tab/></text:span><text:span text:style-name="T166">Use</text:span><text:span text:style-name="T161"> </text:span><text:span text:style-name="Strong_20_Emphasis"><text:span text:style-name="T169">Checklist </text:span></text:span><text:span text:style-name="Strong_20_Emphasis"><text:span text:style-name="T170">transfer</text:span></text:span><text:span text:style-name="T161"> o</text:span><text:span text:style-name="T164">n</text:span><text:span text:style-name="T161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62"> </text:span><text:span text:style-name="T164">u</text:span><text:span text:style-name="T162">nder </text:span><text:span text:style-name="T168">Linux</text:span><text:span text:style-name="T163">.</text:span></text:p>
      <text:p text:style-name="P48"><text:span text:style-name="T249">New installation?</text:span><text:span text:style-name="T251"><text:tab/></text:span><text:span text:style-name="T252"></text:span><text:span text:style-name="T253"><text:tab/>Start at chapter </text:span><text:span text:style-name="T250"><text:bookmark-ref text:reference-format="page" text:ref-name="__RefNumPara__4009_12717081281">2</text:bookmark-ref></text:span><text:span text:style-name="T250"><text:s text:c="2"/></text:span><text:span text:style-name="T250"><text:bookmark-ref text:reference-format="text" text:ref-name="__RefNumPara__4009_12717081281">Perform installation</text:bookmark-ref></text:span><text:span text:style-name="T254">.</text:span></text:p>
      <text:p text:style-name="P50"/>
      <text:p text:style-name="P52"><text:span text:style-name="Strong_20_Emphasis"><text:span text:style-name="T28"/></text:span></text:p>
      <text:list xml:id="list692016624" text:style-name="L1">
        <text:list-item>
          <text:p text:style-name="P98"><text:bookmark-start text:name="__RefNumPara__4083_1271708128"/>Prepar<text:span text:style-name="T261">e</text:span> installation<text:bookmark-end text:name="__RefNumPara__4083_1271708128"/></text:p>
        </text:list-item>
      </text:list>
      <text:p text:style-name="P4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5"><draw:control text:anchor-type="as-char" draw:z-index="0" draw:name="Vorm3" draw:style-name="gr1" draw:text-style-name="P10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5"><draw:control text:anchor-type="as-char" draw:z-index="18" draw:name="Vorm 5" draw:style-name="gr1" draw:text-style-name="P101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8"><text:span text:style-name="Strong_20_Emphasis"><text:span text:style-name="T30">Log in as </text:span></text:span><text:span text:style-name="Definition"><text:span text:style-name="T9">USER</text:span></text:span><text:span text:style-name="Definition"><text:span text:style-name="T16"><text:note text:id="ftn2" text:note-class="footnote"><text:note-citation>2</text:note-citation><text:note-body><text:p text:style-name="P41"><text:span text:style-name="User_20_Entry"><text:span text:style-name="T111">Login any additional </text:span></text:span><text:span text:style-name="Definition"><text:span text:style-name="T238">USER</text:span></text:span><text:span text:style-name="User_20_Entry"><text:span text:style-name="T112">s</text:span></text:span><text:span text:style-name="User_20_Entry"><text:span text:style-name="T121"> </text:span></text:span><text:span text:style-name="User_20_Entry"><text:span text:style-name="T111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5"><draw:control text:anchor-type="as-char" draw:z-index="6" draw:name="Vorm4" draw:style-name="gr1" draw:text-style-name="P101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5"/></text:span></text:p>
          </table:table-cell>
          <table:table-cell table:style-name="_31_._5f_Installatie_5f_voorbereiden.D3" office:value-type="string">
            <text:p text:style-name="P59"><text:span text:style-name="Strong_20_Emphasis"><text:span text:style-name="T34">Install </text:span></text:span><text:span text:style-name="Strong_20_Emphasis"><text:span text:style-name="T63">Debian-</text:span></text:span><text:span text:style-name="Strong_20_Emphasis"><text:span text:style-name="T36">pa</text:span></text:span><text:span text:style-name="Strong_20_Emphasis"><text:span text:style-name="T52">ckage</text:span></text:span><text:span text:style-name="Strong_20_Emphasis"><text:span text:style-name="T36"> kz</text:span></text:span><text:span text:style-name="Strong_20_Emphasis"><text:span text:style-name="T36"><text:note text:id="ftn3" text:note-class="footnote"><text:note-citation>3</text:note-citation><text:note-body><text:p text:style-name="P5">Package kz contains scripts to install Debian and Ubuntu smoothly and usably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4" office:value-type="string">
            <text:p text:style-name="P89"><text:span text:style-name="Strong_20_Emphasis"><text:span text:style-name="T61">T</text:span></text:span><text:span text:style-name="Strong_20_Emphasis"><text:span text:style-name="T42">ype</text:span></text:span><text:span text:style-name="Strong_20_Emphasis"><text:span text:style-name="T43"> </text:span></text:span><text:span text:style-name="Strong_20_Emphasis"><text:span text:style-name="T75">ter</text:span></text:span><text:span text:style-name="Strong_20_Emphasis"><text:span text:style-name="T76">m</text:span></text:span><text:span text:style-name="Strong_20_Emphasis"><text:span text:style-name="T44"> </text:span></text:span><text:span text:style-name="Strong_20_Emphasis"><text:span text:style-name="T61">(p</text:span></text:span><text:span text:style-name="Strong_20_Emphasis"><text:span text:style-name="T36">ress the </text:span></text:span><text:span text:style-name="Strong_20_Emphasis"><text:span text:style-name="T41">Super</text:span></text:span><text:span text:style-name="Strong_20_Emphasis"><text:span text:style-name="T32"> </text:span></text:span><text:span text:style-name="Strong_20_Emphasis"><text:span text:style-name="T53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59">Super</text:span> key is the Windows key, Command key (Apple), or Magnifier key<text:span text:style-name="T176"> </text:span><text:span text:style-name="T177">(Chromebook)</text:span><text:span text:style-name="T176">.</text:span></text:p></text:note-body></text:note></text:span></text:span><text:span text:style-name="Strong_20_Emphasis"><text:span text:style-name="T54"> </text:span></text:span><text:span text:style-name="Strong_20_Emphasis"><text:span text:style-name="T62">if</text:span></text:span><text:span text:style-name="Strong_20_Emphasis"><text:span text:style-name="T61"> needed) a</text:span></text:span><text:span text:style-name="Strong_20_Emphasis"><text:span text:style-name="T54">nd click the </text:span></text:span><text:span text:style-name="Strong_20_Emphasis"><text:span text:style-name="T77">Terminal</text:span></text:span><text:span text:style-name="Strong_20_Emphasis"><text:span text:style-name="T54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34"/></text:span></text:p>
          </table:table-cell>
          <table:table-cell table:style-name="_31_._5f_Installatie_5f_voorbereiden.D5" office:value-type="string">
            <text:p text:style-name="P60"><text:span text:style-name="Strong_20_Emphasis"><text:span text:style-name="T37">Type these t</text:span></text:span><text:span text:style-name="Strong_20_Emphasis"><text:span text:style-name="T55">hree</text:span></text:span><text:span text:style-name="Strong_20_Emphasis"><text:span text:style-name="T37"> commands, each followed by the</text:span></text:span><text:span text:style-name="Strong_20_Emphasis"><text:span text:style-name="T44"> </text:span></text:span><text:span text:style-name="Strong_20_Emphasis"><text:span text:style-name="T38">Enter</text:span></text:span><text:span text:style-name="Strong_20_Emphasis"><text:span text:style-name="T37"> key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6" office:value-type="string">
            <text:p text:style-name="P73"><text:span text:style-name="User_20_Entry"><text:span text:style-name="T124">sudo</text:span></text:span><text:span text:style-name="User_20_Entry"><text:span text:style-name="T125"> </text:span></text:span><text:span text:style-name="User_20_Entry"><text:span text:style-name="T124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7" office:value-type="string">
            <text:p text:style-name="P73"><text:span text:style-name="User_20_Entry"><text:span text:style-name="T125">wget karelzimmer.nl/</text:span></text:span><text:span text:style-name="User_20_Entry"><text:span text:style-name="T126">kz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8" office:value-type="string">
            <text:p text:style-name="P73"><text:span text:style-name="User_20_Entry"><text:span text:style-name="T125">bash </text:span></text:span><text:span text:style-name="User_20_Entry"><text:span text:style-name="T126">kz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1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5"><draw:control text:anchor-type="as-char" draw:z-index="1" draw:name="Vorm6" draw:style-name="gr1" draw:text-style-name="P10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5"><draw:control text:anchor-type="as-char" draw:z-index="19" draw:name="Vorm 7" draw:style-name="gr1" draw:text-style-name="P101" svg:width="0.35cm" svg:height="0.35cm" draw:control="control20"/></text:span></text:span></text:p>
          </table:table-cell>
          <table:table-cell table:style-name="_31_._5f_Installatie_5f_voorbereiden.D11" office:value-type="string">
            <text:p text:style-name="P66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2" office:value-type="string">
            <text:p text:style-name="P89"><text:span text:style-name="Strong_20_Emphasis"><text:span text:style-name="T61">T</text:span></text:span><text:span text:style-name="Strong_20_Emphasis"><text:span text:style-name="T39">ype </text:span></text:span><text:span text:style-name="Strong_20_Emphasis"><text:span text:style-name="T79">menu</text:span></text:span><text:span text:style-name="Strong_20_Emphasis"><text:span text:style-name="T39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39">and click the </text:span></text:span><text:span text:style-name="Strong_20_Emphasis"><text:span text:style-name="T128">Install</text:span></text:span><text:span text:style-name="Strong_20_Emphasis"><text:span text:style-name="T129">ation</text:span></text:span><text:span text:style-name="Strong_20_Emphasis"><text:span text:style-name="T128"> menu</text:span></text:span><text:span text:style-name="Strong_20_Emphasis"><text:span text:style-name="T39"> icon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34"/></text:span></text:p>
          </table:table-cell>
          <table:table-cell table:style-name="_31_._5f_Installatie_5f_voorbereiden.D13" office:value-type="string">
            <text:p text:style-name="P66"><text:span text:style-name="Strong_20_Emphasis"><text:span text:style-name="T46">Select </text:span></text:span><text:span text:style-name="Strong_20_Emphasis"><text:span text:style-name="T80">1 <text:s/>Prepar</text:span></text:span><text:span text:style-name="Strong_20_Emphasis"><text:span text:style-name="T83">e </text:span></text:span><text:span text:style-name="Strong_20_Emphasis"><text:span text:style-name="T80">installation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4" office:value-type="string">
            <text:p text:style-name="P63"><text:span text:style-name="Strong_20_Emphasis"><text:span text:style-name="T45">Follow the instructions on the screen.</text:span></text:span></text:p>
          </table:table-cell>
        </table:table-row>
      </table:table>
      <text:p text:style-name="P47"><text:bookmark-start text:name="__RefNumPara__4009_1271708128"/><text:bookmark-end text:name="__RefNumPara__4009_1271708128"/><text:span text:style-name="Strong_20_Emphasis"><text:span text:style-name="T2"/></text:span></text:p>
      <text:list xml:id="list192511736486506" text:continue-numbering="true" text:style-name="L1">
        <text:list-item>
          <text:p text:style-name="P97"><text:bookmark-start text:name="__RefNumPara__4009_12717081281"/><text:span text:style-name="Strong_20_Emphasis"><text:span text:style-name="T172">Perform installation</text:span></text:span><text:bookmark-end text:name="__RefNumPara__4009_12717081281"/></text:p>
        </text:list-item>
      </text:list>
      <text:p text:style-name="P72"><text:span text:style-name="Strong_20_Emphasis"><text:span text:style-name="T172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65"><draw:control text:anchor-type="as-char" draw:z-index="2" draw:name="Vorm9" draw:style-name="gr1" draw:text-style-name="P10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3"><text:span text:style-name="T173">Boot the computer from</text:span><text:span text:style-name="T175"><text:note text:id="ftn5" text:note-class="footnote"><text:note-citation>1</text:note-citation><text:note-body><text:p text:style-name="P92"><text:span text:style-name="T122">Boot menu/Setup via one of the </text:span><text:span text:style-name="T123">f</text:span><text:span text:style-name="T122">requently used keys:</text:span> Esc, Delete, F1, F2, <text:span text:style-name="T266">F9, </text:span>F10, F11, or F12.</text:p></text:note-body></text:note></text:span><text:span text:style-name="T173"> an </text:span><text:span text:style-name="T149"><text:user-field-get text:name="Distro">Debian</text:user-field-get></text:span><text:span text:style-name="T150"><text:s/></text:span><text:span text:style-name="T150"><text:user-field-get text:name="Version">12 LTS</text:user-field-get></text:span><text:span text:style-name="Strong_20_Emphasis"><text:span text:style-name="T151"><text:s/></text:span></text:span><text:span text:style-name="Strong_20_Emphasis"><text:span text:style-name="T153"><text:user-field-get text:name="Edition">Desktop</text:user-field-get></text:span></text:span><text:span text:style-name="Strong_20_Emphasis"><text:span text:style-name="T153"><text:s/></text:span></text:span><text:span text:style-name="T174">Live</text:span><text:span text:style-name="T94"><text:note text:id="ftn6" text:note-class="footnote"><text:note-citation>2</text:note-citation><text:note-body><text:p text:style-name="P8"><text:span text:style-name="T236">From a Live USB stick (or DVD) you can boot and work with </text:span><text:span text:style-name="Strong_20_Emphasis"><text:span text:style-name="T178"><text:user-field-get text:name="Distro">Debian</text:user-field-get></text:span></text:span><text:span text:style-name="Strong_20_Emphasis"><text:span text:style-name="T178"><text:s/></text:span></text:span><text:span text:style-name="T236">without modifying any files on the hard drive and also allows installation of </text:span><text:span text:style-name="Strong_20_Emphasis"><text:span text:style-name="T178"><text:user-field-get text:name="Distro">Debian</text:user-field-get></text:span></text:span><text:span text:style-name="Strong_20_Emphasis"><text:span text:style-name="T178">.</text:span></text:span></text:p></text:note-body></text:note></text:span><text:span text:style-name="T93"> USB stick</text:span><text:span text:style-name="T95"><text:note text:id="ftn7" text:note-class="footnote"><text:note-citation>3</text:note-citation><text:note-body><text:p text:style-name="P90"><text:span text:style-name="Strong_20_Emphasis"><text:span text:style-name="T106">In a graphical working environment:<text:line-break/>Download a CD image file (.iso) from</text:span></text:span><text:span text:style-name="Strong_20_Emphasis"><text:span text:style-name="T104"> </text:span></text:span><text:a xlink:type="simple" xlink:href="https://www.debian.org/CD/live/" text:style-name="Internet_20_link" text:visited-style-name="Visited_20_Internet_20_Link"><text:span text:style-name="Strong_20_Emphasis"><text:span text:style-name="T239">debian.org/cd/live</text:span></text:span></text:a><text:span text:style-name="Strong_20_Emphasis"><text:span text:style-name="T104">, </text:span></text:span><text:span text:style-name="Strong_20_Emphasis"><text:span text:style-name="T110">under </text:span></text:span><text:span text:style-name="Strong_20_Emphasis"><text:span text:style-name="T119">DVD/USB</text:span></text:span><text:span text:style-name="Strong_20_Emphasis"><text:span text:style-name="T104"> click </text:span></text:span><text:span text:style-name="Strong_20_Emphasis"><text:span text:style-name="T110">on </text:span></text:span><text:span text:style-name="Strong_20_Emphasis"><text:span text:style-name="T119">amd64</text:span></text:span><text:span text:style-name="Strong_20_Emphasis"><text:span text:style-name="T110">.</text:span></text:span><text:span text:style-name="Strong_20_Emphasis"><text:span text:style-name="T104"><text:line-break/></text:span></text:span><text:span text:style-name="Strong_20_Emphasis"><text:span text:style-name="T107">Click on</text:span></text:span><text:span text:style-name="Strong_20_Emphasis"><text:span text:style-name="T105"> </text:span></text:span><text:span text:style-name="T113">debian-live-1</text:span><text:span text:style-name="T119">2</text:span><text:span text:style-name="T113">.</text:span><text:span text:style-name="T120">x</text:span><text:span text:style-name="T113">.</text:span><text:span text:style-name="T120">y</text:span><text:span text:style-name="T114">-</text:span><text:span text:style-name="T113">amd64-</text:span><text:span text:style-name="T114">gnome</text:span><text:span text:style-name="T115">.iso</text:span><text:span text:style-name="Strong_20_Emphasis"><text:span text:style-name="T103">.<text:line-break/></text:span></text:span><text:span text:style-name="Strong_20_Emphasis"><text:span text:style-name="T106">Insert a USB stick of at least 4 GB.<text:line-break/>Locate </text:span></text:span><text:span text:style-name="Strong_20_Emphasis"><text:span text:style-name="T116">disk</text:span></text:span><text:span text:style-name="Strong_20_Emphasis"><text:span text:style-name="T106"> and click the </text:span></text:span><text:span text:style-name="Strong_20_Emphasis"><text:span text:style-name="T117">Disks</text:span></text:span><text:span text:style-name="Strong_20_Emphasis"><text:span text:style-name="T106"> icon. Select the USB stick in the list of disks on the left and click </text:span></text:span><text:span text:style-name="Strong_20_Emphasis"><text:span text:style-name="T117">Disk </text:span></text:span><text:span text:style-name="Strong_20_Emphasis"><text:span text:style-name="T116">settings</text:span></text:span><text:span text:style-name="Strong_20_Emphasis"><text:span text:style-name="T106"> ⋮ (icon with the three dots) in the top right corner.</text:span></text:span></text:p><text:p text:style-name="P43"><text:span text:style-name="Strong_20_Emphasis"><text:span text:style-name="T106"><text:tab/>Choose </text:span></text:span><text:span text:style-name="Strong_20_Emphasis"><text:span text:style-name="T117">Restore Disk Image</text:span></text:span><text:span text:style-name="Strong_20_Emphasis"><text:span text:style-name="T106"> and select the CD image file (.iso) you just downloaded.</text:span></text:span></text:p><text:p text:style-name="P43"><text:span text:style-name="Strong_20_Emphasis"><text:span text:style-name="T108"><text:tab/>Click </text:span></text:span><text:span text:style-name="Strong_20_Emphasis"><text:span text:style-name="T118">Start Restore</text:span></text:span><text:span text:style-name="Strong_20_Emphasis"><text:span text:style-name="T108">, and then click </text:span></text:span><text:span text:style-name="Strong_20_Emphasis"><text:span text:style-name="T118">Restore</text:span></text:span><text:span text:style-name="Strong_20_Emphasis"><text:span text:style-name="T108">.</text:span></text:span></text:p><text:p text:style-name="P43"><text:span text:style-name="Strong_20_Emphasis"><text:span text:style-name="T108"><text:tab/>Or use the </text:span></text:span><text:span text:style-name="Strong_20_Emphasis"><text:span text:style-name="T118">Etcher</text:span></text:span><text:span text:style-name="Strong_20_Emphasis"><text:span text:style-name="T108"> program </text:span></text:span><text:span text:style-name="Strong_20_Emphasis"><text:span text:style-name="T109">(</text:span></text:span><text:a xlink:type="simple" xlink:href="https://www.balena.io/etcher/" text:style-name="Internet_20_link" text:visited-style-name="Visited_20_Internet_20_Link"><text:span text:style-name="Strong_20_Emphasis"><text:span text:style-name="T240">etcher.io</text:span></text:span></text:a><text:span text:style-name="Strong_20_Emphasis"><text:span text:style-name="T109">) </text:span></text:span><text:span text:style-name="Strong_20_Emphasis"><text:span text:style-name="T108">available for Windows, macOS, and Linux.</text:span></text:span></text:p></text:note-body></text:note></text:span><text:span text:style-name="T93"> </text:span><text:span text:style-name="T96">o</text:span><text:span text:style-name="T97">r</text:span><text:span text:style-name="T96"> </text:span><text:span text:style-name="T97">DVD</text:span><text:span text:style-name="T96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98">Select </text:span></text:span><text:span text:style-name="Strong_20_Emphasis"><text:span text:style-name="T100">Live </text:span></text:span><text:span text:style-name="Strong_20_Emphasis"><text:span text:style-name="T101">system (amd64)</text:span></text:span><text:span text:style-name="Strong_20_Emphasis"><text:span text:style-name="T24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4"><text:span text:style-name="Strong_20_Emphasis"><text:span text:style-name="T65"><draw:control text:anchor-type="as-char" draw:z-index="20" draw:name="Vorm4_ 1" draw:style-name="gr1" draw:text-style-name="P101" svg:width="0.35cm" svg:height="0.35cm" draw:control="control21"/></text:span></text:span></text:p>
          </table:table-cell>
          <table:table-cell table:style-name="_32_._5f_Installatie_5f_uitvoeren.C4" office:value-type="string">
            <text:p text:style-name="P61"><text:span text:style-name="Strong_20_Emphasis"><text:span text:style-name="T137">Follow the instructions on the </text:span></text:span><text:span text:style-name="Strong_20_Emphasis"><text:span text:style-name="T138">welcome screens</text:span></text:span><text:span text:style-name="Strong_20_Emphasis"><text:span text:style-name="T13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65"><draw:control text:anchor-type="as-char" draw:z-index="8" draw:name="Vorm13_1" draw:style-name="gr1" draw:text-style-name="P101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0"><text:span text:style-name="Strong_20_Emphasis"><text:span text:style-name="T26">Start the installation by clicking </text:span></text:span><text:span text:style-name="Strong_20_Emphasis"><text:span text:style-name="T84">Activities</text:span></text:span><text:span text:style-name="Strong_20_Emphasis"><text:span text:style-name="T26"> and clicking </text:span></text:span><text:span text:style-name="Strong_20_Emphasis"><text:span text:style-name="T84">Install Debian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7" office:value-type="string">
            <text:p text:style-name="P95">When prompted for a password, type '<text:span text:style-name="T260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41">Follow the instructions on the </text:span></text:span><text:span text:style-name="Strong_20_Emphasis"><text:span text:style-name="T142">installation</text:span></text:span><text:span text:style-name="Strong_20_Emphasis"><text:span text:style-name="T143"> screen</text:span></text:span><text:span text:style-name="Strong_20_Emphasis"><text:span text:style-name="T141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8"><text:span text:style-name="Strong_20_Emphasis"><text:span text:style-name="T99"><draw:control text:anchor-type="as-char" draw:z-index="23" draw:name="Vorm13_ 1" draw:style-name="gr1" draw:text-style-name="P101" svg:width="0.35cm" svg:height="0.35cm" draw:control="control24"/></text:span></text:span></text:p>
          </table:table-cell>
          <table:table-cell table:style-name="_32_._5f_Installatie_5f_uitvoeren.C10" office:value-type="string">
            <text:p text:style-name="P91">At <text:span text:style-name="T262">Location</text:span>: </text:p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7"><text:span text:style-name="Strong_20_Emphasis"><text:span text:style-name="T99"/></text:span></text:p>
          </table:table-cell>
          <table:table-cell table:style-name="_32_._5f_Installatie_5f_uitvoeren.C10" office:value-type="string">
            <text:p text:style-name="P31"><text:span text:style-name="T265">At</text:span> <text:span text:style-name="T262">Regio</text:span><text:span text:style-name="T264">n</text:span> <text:span text:style-name="T265">choose</text:span> <text:span text:style-name="T262">Europ</text:span><text:span text:style-name="T263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65"><draw:control text:anchor-type="as-char" draw:z-index="3" draw:name="Vorm13" draw:style-name="gr1" draw:text-style-name="P101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67"><text:span text:style-name="Strong_20_Emphasis"><text:span text:style-name="T67">At </text:span></text:span><text:span text:style-name="Strong_20_Emphasis"><text:span text:style-name="T86">Users</text:span></text:span><text:span text:style-name="Strong_20_Emphasis"><text:span text:style-name="T69">: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5" office:value-type="string">
            <text:p text:style-name="P75"><text:span text:style-name="Strong_20_Emphasis"><text:span text:style-name="T73">E</text:span></text:span><text:span text:style-name="Strong_20_Emphasis"><text:span text:style-name="T66">nter </text:span></text:span><text:span text:style-name="Strong_20_Emphasis"><text:span text:style-name="T86">What is your name</text:span></text:span><text:span text:style-name="Strong_20_Emphasis"><text:span text:style-name="T85"> </text:span></text:span><text:span text:style-name="Definition"><text:span text:style-name="T11">USER</text:span></text:span><text:span text:style-name="Strong_20_Emphasis"><text:span text:style-name="T70">, <text:line-break/></text:span></text:span><text:span text:style-name="Strong_20_Emphasis"><text:span text:style-name="T90">What name do you want to use to log in</text:span></text:span><text:span text:style-name="Strong_20_Emphasis"><text:span text:style-name="T71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71">,<text:line-break/></text:span></text:span><text:span text:style-name="Strong_20_Emphasis"><text:span text:style-name="T91">What is the na</text:span></text:span><text:span text:style-name="Strong_20_Emphasis"><text:span text:style-name="T90">me of </text:span></text:span><text:span text:style-name="Strong_20_Emphasis"><text:span text:style-name="T92">this</text:span></text:span><text:span text:style-name="Strong_20_Emphasis"><text:span text:style-name="T90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71">, </text:span></text:span><text:span text:style-name="Strong_20_Emphasis"><text:span text:style-name="T74">and</text:span></text:span><text:span text:style-name="Strong_20_Emphasis"><text:span text:style-name="T71"><text:line-break/></text:span></text:span><text:span text:style-name="Strong_20_Emphasis"><text:span text:style-name="T72">enter a </text:span></text:span><text:span text:style-name="Strong_20_Emphasis"><text:span text:style-name="T87">password</text:span></text:span><text:span text:style-name="Strong_20_Emphasis"><text:span text:style-name="T72"> twice.</text:span></text:span></text:p>
          </table:table-cell>
        </table:table-row>
      </table:table>
      <text:p text:style-name="P37"><text:span text:style-name="Strong_20_Emphasis"><text:span text:style-name="T68"/></text:span></text:p>
      <text:list xml:id="list192512182897949" text:continue-numbering="true" text:style-name="L1">
        <text:list-item>
          <text:p text:style-name="P100"><text:bookmark-start text:name="__RefNumPara__12966_2272496019"/><text:span text:style-name="Strong_20_Emphasis"><text:span text:style-name="T89">Finish installation</text:span></text:span><text:bookmark-end text:name="__RefNumPara__12966_2272496019"/></text:p>
        </text:list-item>
      </text:list>
      <text:p text:style-name="P38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5"><draw:control text:anchor-type="as-char" draw:z-index="4" draw:name="Vorm22" draw:style-name="gr1" draw:text-style-name="P101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8"><text:span text:style-name="Strong_20_Emphasis"><text:span text:style-name="T27">Log in as </text:span></text:span><text:span text:style-name="Definition"><text:span text:style-name="T10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25"><draw:control text:anchor-type="as-char" draw:z-index="21" draw:name="Vorm4_ 2" draw:style-name="gr1" draw:text-style-name="P101" svg:width="0.35cm" svg:height="0.35cm" draw:control="control22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44">Follow the instructions on the </text:span></text:span><text:span text:style-name="Strong_20_Emphasis"><text:span text:style-name="T145">welcome screens</text:span></text:span><text:span text:style-name="Strong_20_Emphasis"><text:span text:style-name="T144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65"><draw:control text:anchor-type="as-char" draw:z-index="7" draw:name="Vorm4_1" draw:style-name="gr1" draw:text-style-name="P101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9"><text:span text:style-name="Strong_20_Emphasis"><text:span text:style-name="T34">Install </text:span></text:span><text:span text:style-name="Strong_20_Emphasis"><text:span text:style-name="T64">Debian-</text:span></text:span><text:span text:style-name="Strong_20_Emphasis"><text:span text:style-name="T36">pa</text:span></text:span><text:span text:style-name="Strong_20_Emphasis"><text:span text:style-name="T52">ckage</text:span></text:span><text:span text:style-name="Strong_20_Emphasis"><text:span text:style-name="T36"> kz</text:span></text:span><text:span text:style-name="Strong_20_Emphasis"><text:span text:style-name="T36"><text:note text:id="ftn8" text:note-class="footnote"><text:note-citation>1</text:note-citation><text:note-body><text:p text:style-name="P5">Package kz contains scripts to install Debian and Ubuntu smoothly and usably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6" office:value-type="string">
            <text:p text:style-name="P89"><text:span text:style-name="Strong_20_Emphasis"><text:span text:style-name="T60">T</text:span></text:span><text:span text:style-name="Strong_20_Emphasis"><text:span text:style-name="T42">ype</text:span></text:span><text:span text:style-name="Strong_20_Emphasis"><text:span text:style-name="T43"> </text:span></text:span><text:span text:style-name="Strong_20_Emphasis"><text:span text:style-name="T75">ter</text:span></text:span><text:span text:style-name="Strong_20_Emphasis"><text:span text:style-name="T76">m</text:span></text:span><text:span text:style-name="Strong_20_Emphasis"><text:span text:style-name="T44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23"><text:note text:id="ftn9" text:note-class="footnote"><text:note-citation>2</text:note-citation><text:note-body><text:p text:style-name="P2">The <text:span text:style-name="T259">Super</text:span> key is the Windows key, Command key (Apple), or Magnifier key<text:span text:style-name="T176"> </text:span><text:span text:style-name="T177">(Chromebook)</text:span><text:span text:style-name="T176">.</text:span></text:p></text:note-body></text:note>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54">and click the </text:span></text:span><text:span text:style-name="Strong_20_Emphasis"><text:span text:style-name="T77">Terminal</text:span></text:span><text:span text:style-name="Strong_20_Emphasis"><text:span text:style-name="T54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34"/></text:span></text:p>
          </table:table-cell>
          <table:table-cell table:style-name="_33_._5f_Installatie_5f_afronden.C7" office:value-type="string">
            <text:p text:style-name="P73"><text:span text:style-name="T13">Type these t</text:span><text:span text:style-name="T14">hree</text:span><text:span text:style-name="T13"> commands, each followed by the</text:span><text:span text:style-name="Strong_20_Emphasis"><text:span text:style-name="T44"> </text:span></text:span><text:span text:style-name="Strong_20_Emphasis"><text:span text:style-name="T38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8" office:value-type="string">
            <text:p text:style-name="P74"><text:span text:style-name="User_20_Entry"><text:span text:style-name="T124">sudo</text:span></text:span><text:span text:style-name="User_20_Entry"><text:span text:style-name="T125"> </text:span></text:span><text:span text:style-name="User_20_Entry"><text:span text:style-name="T124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9" office:value-type="string">
            <text:p text:style-name="P74"><text:span text:style-name="User_20_Entry"><text:span text:style-name="T125">wget karelzimmer.nl/</text:span></text:span><text:span text:style-name="User_20_Entry"><text:span text:style-name="T127">kz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0" office:value-type="string">
            <text:p text:style-name="P74"><text:span text:style-name="User_20_Entry"><text:span text:style-name="T125">bash </text:span></text:span><text:span text:style-name="User_20_Entry"><text:span text:style-name="T127">kz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1" office:value-type="string">
            <text:p text:style-name="P62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2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5"><draw:control text:anchor-type="as-char" draw:z-index="5" draw:name="Vorm33" draw:style-name="gr1" draw:text-style-name="P101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9"><text:span text:style-name="Strong_20_Emphasis"><text:span text:style-name="T48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4" office:value-type="string">
            <text:p text:style-name="P89"><text:span text:style-name="Strong_20_Emphasis"><text:span text:style-name="T61">T</text:span></text:span><text:span text:style-name="Strong_20_Emphasis"><text:span text:style-name="T48">ype </text:span></text:span><text:span text:style-name="Strong_20_Emphasis"><text:span text:style-name="T81">menu</text:span></text:span><text:span text:style-name="Strong_20_Emphasis"><text:span text:style-name="T48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48">and click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48"> icon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34"/></text:span></text:p>
          </table:table-cell>
          <table:table-cell table:style-name="_33_._5f_Installatie_5f_afronden.C15" office:value-type="string">
            <text:p text:style-name="P71"><text:span text:style-name="Strong_20_Emphasis"><text:span text:style-name="T47">Se</text:span></text:span><text:span text:style-name="Strong_20_Emphasis"><text:span text:style-name="T56">lect</text:span></text:span><text:span text:style-name="Strong_20_Emphasis"><text:span text:style-name="T47"> </text:span></text:span><text:span text:style-name="Strong_20_Emphasis"><text:span text:style-name="T88">3</text:span></text:span><text:span text:style-name="Strong_20_Emphasis"><text:span text:style-name="T134"> <text:s/></text:span></text:span><text:span text:style-name="Strong_20_Emphasis"><text:span text:style-name="T135">Finish installatio</text:span></text:span><text:span text:style-name="Strong_20_Emphasis"><text:span text:style-name="T136">n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6" office:value-type="string">
            <text:p text:style-name="P64"><text:span text:style-name="Strong_20_Emphasis"><text:span text:style-name="T45">Follow the instructions on the screen.</text:span></text:span></text:p>
          </table:table-cell>
        </table:table-row>
      </table:table>
      <text:p text:style-name="P38"><text:span text:style-name="Strong_20_Emphasis"><text:span text:style-name="T27"><text:tab/></text:span></text:span></text:p>
      <text:p text:style-name="P39"><text:span text:style-name="Strong_20_Emphasis"><text:span text:style-name="T45"/></text:span></text:p>
      <text:list xml:id="list192510856643809" text:continue-numbering="true" text:style-name="L1">
        <text:list-item>
          <text:p text:style-name="P99"><text:span text:style-name="Strong_20_Emphasis"><text:span text:style-name="T15">P</text:span></text:span><text:span text:style-name="Strong_20_Emphasis"><text:span text:style-name="T241">rovision user</text:span></text:span></text:p>
        </text:list-item>
      </text:list>
      <text:p text:style-name="P4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5"><draw:control text:anchor-type="as-char" draw:z-index="9" draw:name="Vorm36_0" draw:style-name="gr1" draw:text-style-name="P101" svg:width="0.35cm" svg:height="0.35cm" draw:control="control10"/></text:span></text:span></text:p>
          </table:table-cell>
          <table:table-cell table:style-name="Tabel2.A1" office:value-type="string">
            <text:p text:style-name="P82"><text:span text:style-name="Strong_20_Emphasis"><text:span text:style-name="T65"><draw:control text:anchor-type="as-char" draw:z-index="16" draw:name="Vorm36_ 1" draw:style-name="gr1" draw:text-style-name="P101" svg:width="0.35cm" svg:height="0.35cm" draw:control="control17"/></text:span></text:span></text:p>
          </table:table-cell>
          <table:table-cell table:style-name="Tabel2.D1" office:value-type="string">
            <text:p text:style-name="P33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10">USER</text:span></text:span><text:span text:style-name="Strong_20_Emphasis"><text:span text:style-name="T35"><text:note text:id="ftn10" text:note-class="footnote"><text:note-citation>1</text:note-citation><text:note-body><text:p text:style-name="P42"><text:span text:style-name="User_20_Entry"><text:span text:style-name="T139">Login any additional </text:span></text:span><text:span text:style-name="Definition"><text:span text:style-name="T237">USER</text:span></text:span><text:span text:style-name="User_20_Entry"><text:span text:style-name="T140">s </text:span></text:span><text:span text:style-name="User_20_Entry"><text:span text:style-name="T139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25"><draw:control text:anchor-type="as-char" draw:z-index="22" draw:name="Vorm4_ 3" draw:style-name="gr1" draw:text-style-name="P101" svg:width="0.35cm" svg:height="0.35cm" draw:control="control23"/></text:span></text:span></text:p>
          </table:table-cell>
          <table:table-cell table:style-name="Tabel2.D2" office:value-type="string">
            <text:p text:style-name="P19"><text:span text:style-name="Strong_20_Emphasis"><text:span text:style-name="T144">Follow the instructions on the </text:span></text:span><text:span text:style-name="Strong_20_Emphasis"><text:span text:style-name="T145">welcome screens</text:span></text:span><text:span text:style-name="Strong_20_Emphasis"><text:span text:style-name="T144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65"><draw:control text:anchor-type="as-char" draw:z-index="10" draw:name="Vorm36_2" draw:style-name="gr1" draw:text-style-name="P101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65"><draw:control text:anchor-type="as-char" draw:z-index="17" draw:name="Vorm36_ 2" draw:style-name="gr1" draw:text-style-name="P101" svg:width="0.35cm" svg:height="0.35cm" draw:control="control18"/></text:span></text:span></text:p>
          </table:table-cell>
          <table:table-cell table:style-name="Tabel2.D5" office:value-type="string">
            <text:p text:style-name="P34"><text:span text:style-name="Strong_20_Emphasis"><text:span text:style-name="T49">Set up the</text:span></text:span><text:span text:style-name="Strong_20_Emphasis"><text:span text:style-name="T50"> </text:span></text:span><text:span text:style-name="Strong_20_Emphasis"><text:span text:style-name="T59">user</text:span></text:span><text:span text:style-name="Definition"><text:span text:style-name="T258">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36"><text:span text:style-name="Strong_20_Emphasis"><text:span text:style-name="T60">T</text:span></text:span><text:span text:style-name="Strong_20_Emphasis"><text:span text:style-name="T49">ype </text:span></text:span><text:span text:style-name="Strong_20_Emphasis"><text:span text:style-name="T82">menu</text:span></text:span><text:span text:style-name="Strong_20_Emphasis"><text:span text:style-name="T49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23"><text:note text:id="ftn11" text:note-class="footnote"><text:note-citation>2</text:note-citation><text:note-body><text:p text:style-name="P2">The <text:span text:style-name="T259">Super</text:span> key is the Windows key, Command key (Apple), or Magnifier key<text:span text:style-name="T176"> </text:span><text:span text:style-name="T177">(Chromebook)</text:span><text:span text:style-name="T176">.</text:span></text:p></text:note-body></text:note>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49">and click on the </text:span></text:span><text:span text:style-name="Strong_20_Emphasis"><text:span text:style-name="T132">Install</text:span></text:span><text:span text:style-name="Strong_20_Emphasis"><text:span text:style-name="T133">ation</text:span></text:span><text:span text:style-name="Strong_20_Emphasis"><text:span text:style-name="T132"> menu</text:span></text:span><text:span text:style-name="Strong_20_Emphasis"><text:span text:style-name="T49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35"><text:span text:style-name="Strong_20_Emphasis"><text:span text:style-name="T57">Select</text:span></text:span><text:span text:style-name="Strong_20_Emphasis"><text:span text:style-name="T47"> </text:span></text:span><text:span text:style-name="Strong_20_Emphasis"><text:span text:style-name="T88">4 <text:s/></text:span></text:span><text:span text:style-name="Strong_20_Emphasis"><text:span text:style-name="T78">Provision user</text:span></text:span><text:span text:style-name="Strong_20_Emphasis"><text:span text:style-name="T58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5"><text:span text:style-name="Strong_20_Emphasis"><text:span text:style-name="T45">Follow the instructions on the screen.</text:span></text:span></text:p>
          </table:table-cell>
        </table:table-row>
      </table:table>
      <text:p text:style-name="P15"/>
      <text:p text:style-name="P16"/>
      <text:p text:style-name="P70"><text:span text:style-name="T154">End of checklist,</text:span><text:span text:style-name="T152"> </text:span><text:span text:style-name="T152"><text:user-field-get text:name="Distro">Debian</text:user-field-get></text:span><text:span text:style-name="T150"><text:s/></text:span><text:span text:style-name="T150"><text:user-field-get text:name="Version">12 LTS</text:user-field-get></text:span><text:span text:style-name="Strong_20_Emphasis"><text:span text:style-name="T151"><text:s/></text:span></text:span><text:span text:style-name="Strong_20_Emphasis"><text:span text:style-name="T153"><text:user-field-get text:name="Edition">Desktop</text:user-field-get></text:span></text:span><text:span text:style-name="Strong_20_Emphasis"><text:span text:style-name="T153"><text:s/></text:span></text:span><text:span text:style-name="Strong_20_Emphasis"><text:span text:style-name="T154">installation is complete.</text:span></text:span></text:p>
      <text:p text:style-name="P46"/>
      <text:p text:style-name="P56"><text:span text:style-name="Emphasis"><text:span text:style-name="T246">Written</text:span></text:span><text:span text:style-name="Emphasis"><text:span text:style-name="T244"> </text:span></text:span><text:span text:style-name="Emphasis"><text:span text:style-name="T246">by</text:span></text:span><text:span text:style-name="Emphasis"><text:span text:style-name="T244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5">Karel Zimmer</text:span></text:span></text:a><text:span text:style-name="Emphasis"><text:span text:style-name="T244">, </text:span></text:span><text:a xlink:type="simple" xlink:href="https://creativecommons.org/publicdomain/zero/1.0" text:style-name="Internet_20_link" text:visited-style-name="Visited_20_Internet_20_Link"><text:span text:style-name="Emphasis"><text:span text:style-name="T247">CC0 1.0 Universal</text:span></text:span></text:a><text:span text:style-name="Emphasis"><text:span text:style-name="T244">, </text:span></text:span><text:span text:style-name="Strong_20_Emphasis"><text:span text:style-name="T45"><text:user-field-get text:name="Releaseyear">2023</text:user-field-get></text:span></text:span><text:span text:style-name="Strong_20_Emphasis"><text:span text:style-name="T45">-</text:span></text:span><text:span text:style-name="Strong_20_Emphasis"><text:span text:style-name="T45"><text:date style:data-style-name="N10111" text:date-value="2023-05-13T10:11:41.587769854" text:fixed="true">2023</text:date></text:span></text:span><text:span text:style-name="Emphasis"><text:span text:style-name="T24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10-04T19:25:09.822189132">04/10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4T19:25:09.658343256</dc:date>
    <meta:keyword>Installatie</meta:keyword>
    <meta:keyword>Checklist</meta:keyword>
    <meta:keyword>Linux</meta:keyword>
    <meta:editing-cycles>6892</meta:editing-cycles>
    <meta:editing-duration>P12DT3H58M32S</meta:editing-duration>
    <dc:creator>Karel Zimmer</dc:creator>
    <meta:printed-by>Karel Zimmer</meta:printed-by>
    <meta:print-date>2023-08-12T09:53:18.897051920</meta:print-date>
    <meta:document-statistic meta:table-count="4" meta:image-count="0" meta:object-count="0" meta:page-count="4" meta:paragraph-count="95" meta:word-count="647" meta:character-count="3951" meta:non-whitespace-character-count="3347"/>
    <meta:user-defined meta:name="Info 1"/>
    <meta:user-defined meta:name="Info 2"/>
    <meta:user-defined meta:name="Info 3"/>
    <meta:user-defined meta:name="Info 4"/>
  </office:meta>
</office:document-meta>
</file>